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3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 style:list-style-name="L3">
      <style:graphic-properties fo:min-height="13.75cm"/>
    </style:style>
    <style:style style:name="pr10" style:family="presentation" style:parent-style-name="Midnightblue-outline1" style:list-style-name="L3">
      <style:graphic-properties fo:min-height="13.75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a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a beauté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 text:style-name="P1">Eldred HABERT</text:p>
            <text:p text:style-name="P1">2019</text:p>
            <text:p text:style-name="P1"/>
            <text:p text:style-name="P1">11 diap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1" text:id="id1">&lt;ISSOtm&gt; But why do you do it this way ?<text:line-break/>&lt;colorful&gt; because i think it’s prettier<text:line-break/>&lt;ISSOtm&gt; But we’re talking about code !</text:p>
                <text:p/>
              </text:list-header>
              <text:list-item>
                <text:p xml:id="id2" text:id="id2">Donc : qu’est-ce que la beauté 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3">
              <text:list-header>
                <text:p xml:id="id3" text:id="id3">Introduction</text:p>
              </text:list-header>
              <text:list-item>
                <text:p xml:id="id4" text:id="id4">Objectivement</text:p>
              </text:list-item>
              <text:list-item>
                <text:p xml:id="id5" text:id="id5">Objection !</text:p>
                <text:p xml:id="id6" text:id="id6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3">
              <text:list-header>
                <text:p xml:id="id7" text:id="id7">Introduction</text:p>
              </text:list-header>
              <text:list-item>
                <text:p xml:id="id8" text:id="id8">Objectivement</text:p>
                <text:list>
                  <text:list-item>
                    <text:p xml:id="id9" text:id="id9">Définition</text:p>
                  </text:list-item>
                  <text:list-item>
                    <text:p xml:id="id10" text:id="id10">Bon sens</text:p>
                  </text:list-item>
                </text:list>
              </text:list-item>
              <text:list-item>
                <text:p xml:id="id11" text:id="id11">Objection !</text:p>
                <text:p xml:id="id12" text:id="id12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éfini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13" text:id="id13">Beauté (n.f)</text:p>
              </text:list-item>
              <text:list-item>
                <text:p xml:id="id14" text:id="id14">Qualité de quelqu'un, de quelque chose qui est beau, conforme à un idéal esthétique : La beauté d'une femme, d'une œuvre musicale.</text:p>
              </text:list-item>
              <text:list-item>
                <text:p xml:id="id15" text:id="id15">Caractère de ce qui est digne d'admiration par ses qualités intellectuelles ou morales : La beauté d'un acte désintéressé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on se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6" text:id="id16">Notions communes, esthétiques et morales</text:p>
                <text:list>
                  <text:list-item>
                    <text:p xml:id="id17" text:id="id17">« Canons de beauté »</text:p>
                  </text:list-item>
                  <text:list-item>
                    <text:p xml:id="id18" text:id="id18">Actes généreux / héroïq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list text:style-name="L3">
              <text:list-header>
                <text:p xml:id="id19" text:id="id19">Introduction</text:p>
              </text:list-header>
              <text:list-item>
                <text:p xml:id="id20" text:id="id20">Objectivement</text:p>
              </text:list-item>
              <text:list-item>
                <text:p xml:id="id21" text:id="id21">Objection !</text:p>
                <text:list>
                  <text:list-item>
                    <text:p xml:id="id22" text:id="id22">Partagés mais pas universels</text:p>
                  </text:list-item>
                  <text:list-item>
                    <text:p xml:id="id23" text:id="id23">Même entre individus</text:p>
                  </text:list-item>
                </text:list>
                <text:p xml:id="id24" text:id="id24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rtagés mais pas universe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25" text:id="id25">Cultures</text:p>
                <text:list>
                  <text:list-item>
                    <text:p xml:id="id26" text:id="id26">Mouchage en Europe…</text:p>
                  </text:list-item>
                  <text:list-item>
                    <text:p xml:id="id27" text:id="id27">...et au Japon.</text:p>
                  </text:list-item>
                </text:list>
              </text:list-item>
              <text:list-item>
                <text:p xml:id="id28" text:id="id28">Pas la beauté, mais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ême entre individu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29" text:id="id29">Pragmatiquement, psychos ?</text:p>
              </text:list-item>
              <text:list-item>
                <text:p xml:id="id30" text:id="id30">Exemple initial : pas dans les mêmes choses</text:p>
                <text:p/>
              </text:list-item>
            </text:list>
            <text:list text:style-name="L4">
              <text:list-item>
                <text:p xml:id="id31" text:id="id31">Jugement individu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32" text:id="id32">Concret, matériel ; abstrait</text:p>
              </text:list-item>
              <text:list-item>
                <text:p xml:id="id33" text:id="id33">Varie par individu</text:p>
              </text:list-item>
              <text:list-item>
                <text:p xml:id="id34" text:id="id34">Fortement influencé par l’éducation</text:p>
                <text:p/>
              </text:list-item>
              <text:list-item>
                <text:p xml:id="id35" text:id="id35">Fonction du temps 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Merci de votre attention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3:47:31.346160782</meta:creation-date>
    <meta:editing-duration>PT9M3S</meta:editing-duration>
    <meta:editing-cycles>4</meta:editing-cycles>
    <meta:generator>LibreOffice/6.2.3.2$Linux_X86_64 LibreOffice_project/20$Build-2</meta:generator>
    <dc:title>Midnightblue</dc:title>
    <dc:date>2019-05-21T04:49:16.519640390</dc:date>
    <meta:document-statistic meta:object-count="91"/>
  </office:meta>
</office:document-meta>
</file>